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T3" style:parent-style-name="DefaultParagraphFont" style:family="text">
      <style:text-properties fo:language="en" fo:country="US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3">Git Version</text:span></text:p>
        </text:list-item>
      </text:list>
      <text:p text:style-name="ListParagraph"><draw:frame draw:style-name="a0" draw:name="Picture 1" text:anchor-type="as-char" svg:x="0in" svg:y="0in" svg:width="6.69306in" svg:height="1.10417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4">Touch</text:p>
        </text:list-item>
      </text:list>
      <text:p text:style-name="ListParagraph"><draw:frame draw:style-name="a1" draw:name="Picture 2" text:anchor-type="as-char" svg:x="0in" svg:y="0in" svg:width="6.69306in" svg:height="0.95486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5">Git init</text:p>
        </text:list-item>
      </text:list>
      <text:p text:style-name="ListParagraph"><draw:frame draw:style-name="a2" draw:name="Picture 3" text:anchor-type="as-char" svg:x="0in" svg:y="0in" svg:width="6.69306in" svg:height="0.74722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6">Git config</text:p>
        </text:list-item>
      </text:list>
      <text:p text:style-name="ListParagraph"><draw:frame draw:style-name="a3" draw:name="Picture 4" text:anchor-type="as-char" svg:x="0in" svg:y="0in" svg:width="6.69306in" svg:height="1.10972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7">Git add</text:p>
        </text:list-item>
      </text:list>
      <text:p text:style-name="ListParagraph"><draw:frame draw:style-name="a4" draw:name="Picture 5" text:anchor-type="as-char" svg:x="0in" svg:y="0in" svg:width="6.69306in" svg:height="0.62917in" style:rel-width="scale" style:rel-height="scale"><draw:image xlink:href="media/image5.png" xlink:type="simple" xlink:show="embed" xlink:actuate="onLoad"/><svg:title/><svg:desc/></draw:frame></text:p>
      <text:soft-page-break/>
      <text:list text:style-name="LFO1" text:continue-numbering="true">
        <text:list-item>
          <text:p text:style-name="P8">Git status<draw:frame draw:style-name="a5" draw:name="Picture 6" text:anchor-type="as-char" svg:x="0in" svg:y="0in" svg:width="6.69306in" svg:height="3.52847in" style:rel-width="scale" style:rel-height="scale"><draw:image xlink:href="media/image6.png" xlink:type="simple" xlink:show="embed" xlink:actuate="onLoad"/><svg:title/><svg:desc/></draw:frame></text:p>
        </text:list-item>
        <text:list-item>
          <text:p text:style-name="P9">Git remove(rm)</text:p>
        </text:list-item>
      </text:list>
      <text:p text:style-name="ListParagraph"><draw:frame draw:style-name="a6" draw:name="Picture 7" text:anchor-type="as-char" svg:x="0in" svg:y="0in" svg:width="6.69306in" svg:height="0.61111in" style:rel-width="scale" style:rel-height="scale"><draw:image xlink:href="media/image7.png" xlink:type="simple" xlink:show="embed" xlink:actuate="onLoad"/><svg:title/><svg:desc/></draw:frame></text:p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Git Assignment<text:tab/><text:tab/><text:tab/><text:tab/><text:tab/><text:tab/><text:tab/><text:tab/><text:tab/><text:tab/>Mirazum Parvin</text:p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d Sentu</meta:initial-creator>
    <dc:creator>Md Sentu</dc:creator>
    <meta:creation-date>2019-06-11T17:31:00Z</meta:creation-date>
    <dc:date>2019-06-12T06:37:00Z</dc:date>
    <meta:template xlink:href="Normal" xlink:type="simple"/>
    <meta:editing-cycles>6</meta:editing-cycles>
    <meta:editing-duration>PT2280S</meta:editing-duration>
    <meta:document-statistic meta:page-count="2" meta:paragraph-count="1" meta:word-count="12" meta:character-count="86" meta:row-count="1" meta:non-whitespace-character-count="75"/>
  </office:meta>
</office:document-meta>
</file>